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193in"/>
    </style:style>
    <style:style style:name="co2" style:family="table-column">
      <style:table-column-properties fo:break-before="auto" style:column-width="0.8236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office:value-type="string" calcext:value-type="string">
            <text:p>Messdaten Absorp für Al und Cu-Plättchen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AlProbe:</text:p>
          </table:table-cell>
          <table:table-cell office:value-type="string" calcext:value-type="string">
            <text:p>Dicke d/mm</text:p>
          </table:table-cell>
          <table:table-cell office:value-type="string" calcext:value-type="string">
            <text:p>Messdauer t/min</text:p>
          </table:table-cell>
          <table:table-cell office:value-type="string" calcext:value-type="string">
            <text:p>Zählrate N</text:p>
          </table:table-cell>
          <table:table-cell table:number-columns-repeated="4"/>
          <table:table-cell office:value-type="string" calcext:value-type="string">
            <text:p>Cu-Probe:</text:p>
          </table:table-cell>
          <table:table-cell office:value-type="string" calcext:value-type="string">
            <text:p>Dicke d/mm</text:p>
          </table:table-cell>
          <table:table-cell office:value-type="string" calcext:value-type="string">
            <text:p>Messdauer t/min</text:p>
          </table:table-cell>
          <table:table-cell office:value-type="string" calcext:value-type="string">
            <text:p>Zählrate 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Hintergrundstrahlung (ohne B-Präparat):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5641" calcext:value-type="float">
            <text:p>175641</text:p>
          </table:table-cell>
          <table:table-cell table:formula="of:=([.E3]-SQRT(1292))/(60*[.D3])" office:value-type="float" office:value="1463.37546332074" calcext:value-type="float">
            <text:p>1463.3754633207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7218" calcext:value-type="float">
            <text:p>16721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N=1292, Messdauer = 60 min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53232" calcext:value-type="float">
            <text:p>253232</text:p>
          </table:table-cell>
          <table:table-cell table:formula="of:=([.E4]-SQRT(1292))/(60*[.D4])" office:value-type="float" office:value="1054.9835649937" calcext:value-type="float">
            <text:p>1054.9835649937</text:p>
          </table:table-cell>
          <table:table-cell table:formula="of:=-10*LOG([.F4]/[.$F$3])/LOG(EXP(1))/[.C4]" office:value-type="float" office:value="32.7220539827062" calcext:value-type="float">
            <text:p>32.7220539827062</text:p>
          </table:table-cell>
          <table:table-cell table:formula="of:=[.G4]/2.7" office:value-type="float" office:value="12.1192792528541" calcext:value-type="float">
            <text:p>12.119279252854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46370" calcext:value-type="float">
            <text:p>46370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77828" calcext:value-type="float">
            <text:p>177828</text:p>
          </table:table-cell>
          <table:table-cell table:formula="of:=([.E5]-SQRT(1292))/(60*[.D5])" office:value-type="float" office:value="740.80023166037" calcext:value-type="float">
            <text:p>740.80023166037</text:p>
          </table:table-cell>
          <table:table-cell table:formula="of:=-10*LOG([.F5]/[.$F$3])/LOG(EXP(1))/[.C5]" office:value-type="float" office:value="34.0385005681232" calcext:value-type="float">
            <text:p>34.0385005681232</text:p>
          </table:table-cell>
          <table:table-cell table:formula="of:=[.G5]/2.7" office:value-type="float" office:value="12.6068520622678" calcext:value-type="float">
            <text:p>12.606852062267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50479" calcext:value-type="float">
            <text:p>50479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07797" calcext:value-type="float">
            <text:p>107797</text:p>
          </table:table-cell>
          <table:table-cell table:formula="of:=([.E6]-SQRT(1292))/(60*[.D6])" office:value-type="float" office:value="359.203518661629" calcext:value-type="float">
            <text:p>359.203518661629</text:p>
          </table:table-cell>
          <table:table-cell table:formula="of:=-10*LOG([.F6]/[.$F$3])/LOG(EXP(1))/[.C6]" office:value-type="float" office:value="46.8203958400737" calcext:value-type="float">
            <text:p>46.8203958400737</text:p>
          </table:table-cell>
          <table:table-cell table:formula="of:=[.G6]/2.7" office:value-type="float" office:value="17.3408873481754" calcext:value-type="float">
            <text:p>17.340887348175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44080" calcext:value-type="float">
            <text:p>44080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56730" calcext:value-type="float">
            <text:p>256730</text:p>
          </table:table-cell>
          <table:table-cell table:formula="of:=([.E7]-SQRT(1292))/(60*[.D7])" office:value-type="float" office:value="427.823425997481" calcext:value-type="float">
            <text:p>427.823425997481</text:p>
          </table:table-cell>
          <table:table-cell table:formula="of:=-10*LOG([.F7]/[.$F$3])/LOG(EXP(1))/[.C7]" office:value-type="float" office:value="30.7447613258599" calcext:value-type="float">
            <text:p>30.7447613258599</text:p>
          </table:table-cell>
          <table:table-cell table:formula="of:=[.G7]/2.7" office:value-type="float" office:value="11.3869486392074" calcext:value-type="float">
            <text:p>11.3869486392074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5153" calcext:value-type="float">
            <text:p>2515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217737" calcext:value-type="float">
            <text:p>217737</text:p>
          </table:table-cell>
          <table:table-cell table:formula="of:=([.E8]-SQRT(1292))/(60*[.D8])" office:value-type="float" office:value="362.835092664148" calcext:value-type="float">
            <text:p>362.835092664148</text:p>
          </table:table-cell>
          <table:table-cell table:formula="of:=-10*LOG([.F8]/[.$F$3])/LOG(EXP(1))/[.C8]" office:value-type="float" office:value="27.8910513309695" calcext:value-type="float">
            <text:p>27.8910513309695</text:p>
          </table:table-cell>
          <table:table-cell table:formula="of:=[.G8]/2.7" office:value-type="float" office:value="10.3300190114702" calcext:value-type="float">
            <text:p>10.3300190114702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750" calcext:value-type="float">
            <text:p>10750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77992" calcext:value-type="float">
            <text:p>177992</text:p>
          </table:table-cell>
          <table:table-cell table:formula="of:=([.E9]-SQRT(1292))/(60*[.D9])" office:value-type="float" office:value="296.593425997481" calcext:value-type="float">
            <text:p>296.593425997481</text:p>
          </table:table-cell>
          <table:table-cell table:formula="of:=-10*LOG([.F9]/[.$F$3])/LOG(EXP(1))/[.C9]" office:value-type="float" office:value="26.6023123748753" calcext:value-type="float">
            <text:p>26.6023123748753</text:p>
          </table:table-cell>
          <table:table-cell table:formula="of:=[.G9]/2.7" office:value-type="float" office:value="9.85270828699086" calcext:value-type="float">
            <text:p>9.85270828699086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8616" calcext:value-type="float">
            <text:p>8616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159462" calcext:value-type="float">
            <text:p>159462</text:p>
          </table:table-cell>
          <table:table-cell table:formula="of:=([.E10]-SQRT(1292))/(60*[.D10])" office:value-type="float" office:value="265.710092664148" calcext:value-type="float">
            <text:p>265.710092664148</text:p>
          </table:table-cell>
          <table:table-cell table:formula="of:=-10*LOG([.F10]/[.$F$3])/LOG(EXP(1))/[.C10]" office:value-type="float" office:value="24.3727881454237" calcext:value-type="float">
            <text:p>24.3727881454237</text:p>
          </table:table-cell>
          <table:table-cell table:formula="of:=[.G10]/2.7" office:value-type="float" office:value="9.02695857237916" calcext:value-type="float">
            <text:p>9.02695857237916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30" calcext:value-type="float">
            <text:p>30</text:p>
          </table:table-cell>
          <table:table-cell office:value-type="float" office:value="7863" calcext:value-type="float">
            <text:p>786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126138" calcext:value-type="float">
            <text:p>126138</text:p>
          </table:table-cell>
          <table:table-cell table:formula="of:=([.E11]-SQRT(1292))/(60*[.D11])" office:value-type="float" office:value="210.170092664148" calcext:value-type="float">
            <text:p>210.170092664148</text:p>
          </table:table-cell>
          <table:table-cell table:formula="of:=-10*LOG([.F11]/[.$F$3])/LOG(EXP(1))/[.C11]" office:value-type="float" office:value="24.2572979933839" calcext:value-type="float">
            <text:p>24.2572979933839</text:p>
          </table:table-cell>
          <table:table-cell table:formula="of:=[.G11]/2.7" office:value-type="float" office:value="8.98418444199405" calcext:value-type="float">
            <text:p>8.9841844419940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30" calcext:value-type="float">
            <text:p>30</text:p>
          </table:table-cell>
          <table:table-cell office:value-type="float" office:value="4763" calcext:value-type="float">
            <text:p>476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108890" calcext:value-type="float">
            <text:p>108890</text:p>
          </table:table-cell>
          <table:table-cell table:formula="of:=([.E12]-SQRT(1292))/(60*[.D12])" office:value-type="float" office:value="181.423425997481" calcext:value-type="float">
            <text:p>181.423425997481</text:p>
          </table:table-cell>
          <table:table-cell table:formula="of:=-10*LOG([.F12]/[.$F$3])/LOG(EXP(1))/[.C12]" office:value-type="float" office:value="23.1963037562169" calcext:value-type="float">
            <text:p>23.1963037562169</text:p>
          </table:table-cell>
          <table:table-cell table:formula="of:=[.G12]/2.7" office:value-type="float" office:value="8.59122361341365" calcext:value-type="float">
            <text:p>8.5912236134136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float" office:value="3253" calcext:value-type="float">
            <text:p>325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4577" calcext:value-type="float">
            <text:p>94577</text:p>
          </table:table-cell>
          <table:table-cell table:formula="of:=([.E13]-SQRT(1292))/(60*[.D13])" office:value-type="float" office:value="157.568425997481" calcext:value-type="float">
            <text:p>157.568425997481</text:p>
          </table:table-cell>
          <table:table-cell table:formula="of:=-10*LOG([.F13]/[.$F$3])/LOG(EXP(1))/[.C13]" office:value-type="float" office:value="22.2864119271393" calcext:value-type="float">
            <text:p>22.2864119271393</text:p>
          </table:table-cell>
          <table:table-cell table:formula="of:=[.G13]/2.7" office:value-type="float" office:value="8.25422663968124" calcext:value-type="float">
            <text:p>8.254226639681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48" calcext:value-type="float">
            <text:p>264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office:value-type="float" office:value="57476" calcext:value-type="float">
            <text:p>57476</text:p>
          </table:table-cell>
          <table:table-cell table:formula="of:=([.E14]-SQRT(1292))/(60*[.D14])" office:value-type="float" office:value="63.8222839983209" calcext:value-type="float">
            <text:p>63.8222839983209</text:p>
          </table:table-cell>
          <table:table-cell table:formula="of:=-10*LOG([.F14]/[.$F$3])/LOG(EXP(1))/[.C14]" office:value-type="float" office:value="20.8826573271552" calcext:value-type="float">
            <text:p>20.8826573271552</text:p>
          </table:table-cell>
          <table:table-cell table:formula="of:=[.G14]/2.7" office:value-type="float" office:value="7.73431752857599" calcext:value-type="float">
            <text:p>7.73431752857599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2134" calcext:value-type="float">
            <text:p>2134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1771" calcext:value-type="float">
            <text:p>21771</text:p>
          </table:table-cell>
          <table:table-cell table:formula="of:=([.E15]-SQRT(1292))/(60*[.D15])" office:value-type="float" office:value="24.1500617760986" calcext:value-type="float">
            <text:p>24.1500617760986</text:p>
          </table:table-cell>
          <table:table-cell table:formula="of:=-10*LOG([.F15]/[.$F$3])/LOG(EXP(1))/[.C15]" office:value-type="float" office:value="20.5210703464953" calcext:value-type="float">
            <text:p>20.5210703464953</text:p>
          </table:table-cell>
          <table:table-cell table:formula="of:=[.G15]/2.7" office:value-type="float" office:value="7.60039642462787" calcext:value-type="float">
            <text:p>7.600396424627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710" calcext:value-type="float">
            <text:p>2710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float" office:value="7465" calcext:value-type="float">
            <text:p>7465</text:p>
          </table:table-cell>
          <table:table-cell table:formula="of:=([.E16]-SQRT(1292))/(60*[.D16])" office:value-type="float" office:value="8.25450622054309" calcext:value-type="float">
            <text:p>8.25450622054309</text:p>
          </table:table-cell>
          <table:table-cell table:formula="of:=-10*LOG([.F16]/[.$F$3])/LOG(EXP(1))/[.C16]" office:value-type="float" office:value="20.7109669905248" calcext:value-type="float">
            <text:p>20.7109669905248</text:p>
          </table:table-cell>
          <table:table-cell table:formula="of:=[.G16]/2.7" office:value-type="float" office:value="7.67072851500918" calcext:value-type="float">
            <text:p>7.6707285150091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93" calcext:value-type="float">
            <text:p>2993</text:p>
          </table:table-cell>
          <table:table-cell table:formula="of:=([.E17]-SQRT(1292))/(60*[.D17])" office:value-type="float" office:value="3.2856173316542" calcext:value-type="float">
            <text:p>3.2856173316542</text:p>
          </table:table-cell>
          <table:table-cell table:formula="of:=-10*LOG([.F17]/[.$F$3])/LOG(EXP(1))/[.C17]" office:value-type="float" office:value="20.329821495766" calcext:value-type="float">
            <text:p>20.329821495766</text:p>
          </table:table-cell>
          <table:table-cell table:formula="of:=[.G17]/2.7" office:value-type="float" office:value="7.52956351695038" calcext:value-type="float">
            <text:p>7.5295635169503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15" calcext:value-type="float">
            <text:p>15</text:p>
          </table:table-cell>
          <table:table-cell office:value-type="float" office:value="1824" calcext:value-type="float">
            <text:p>1824</text:p>
          </table:table-cell>
          <table:table-cell table:formula="of:=([.E18]-SQRT(1292))/(60*[.D18])" office:value-type="float" office:value="1.98672844276531" calcext:value-type="float">
            <text:p>1.98672844276531</text:p>
          </table:table-cell>
          <table:table-cell table:formula="of:=-10*LOG([.F18]/[.$F$3])/LOG(EXP(1))/[.C18]" office:value-type="float" office:value="18.8628906289529" calcext:value-type="float">
            <text:p>18.8628906289529</text:p>
          </table:table-cell>
          <table:table-cell table:formula="of:=[.G18]/2.7" office:value-type="float" office:value="6.98625578850106" calcext:value-type="float">
            <text:p>6.986255788501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80" calcext:value-type="float">
            <text:p>1580</text:p>
          </table:table-cell>
          <table:table-cell table:formula="of:=([.E19]-SQRT(1292))/(60*[.D19])" office:value-type="float" office:value="1.7156173316542" calcext:value-type="float">
            <text:p>1.7156173316542</text:p>
          </table:table-cell>
          <table:table-cell table:formula="of:=-10*LOG([.F19]/[.$F$3])/LOG(EXP(1))/[.C19]" office:value-type="float" office:value="16.8718200785371" calcext:value-type="float">
            <text:p>16.8718200785371</text:p>
          </table:table-cell>
          <table:table-cell table:formula="of:=[.G19]/2.7" office:value-type="float" office:value="6.24882225131005" calcext:value-type="float">
            <text:p>6.248822251310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15" calcext:value-type="float">
            <text:p>15</text:p>
          </table:table-cell>
          <table:table-cell office:value-type="float" office:value="1560" calcext:value-type="float">
            <text:p>1560</text:p>
          </table:table-cell>
          <table:table-cell table:formula="of:=([.E20]-SQRT(1292))/(60*[.D20])" office:value-type="float" office:value="1.69339510943197" calcext:value-type="float">
            <text:p>1.69339510943197</text:p>
          </table:table-cell>
          <table:table-cell table:formula="of:=-10*LOG([.F20]/[.$F$3])/LOG(EXP(1))/[.C20]" office:value-type="float" office:value="15.0261456737912" calcext:value-type="float">
            <text:p>15.0261456737912</text:p>
          </table:table-cell>
          <table:table-cell table:formula="of:=[.G20]/2.7" office:value-type="float" office:value="5.56523913844117" calcext:value-type="float">
            <text:p>5.5652391384411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19" calcext:value-type="float">
            <text:p>1419</text:p>
          </table:table-cell>
          <table:table-cell table:formula="of:=([.E21]-SQRT(1292))/(60*[.D21])" office:value-type="float" office:value="1.53672844276531" calcext:value-type="float">
            <text:p>1.53672844276531</text:p>
          </table:table-cell>
          <table:table-cell table:formula="of:=-10*LOG([.F21]/[.$F$3])/LOG(EXP(1))/[.C21]" office:value-type="float" office:value="13.7176904770255" calcext:value-type="float">
            <text:p>13.7176904770255</text:p>
          </table:table-cell>
          <table:table-cell table:formula="of:=[.G21]/2.7" office:value-type="float" office:value="5.08062610260205" calcext:value-type="float">
            <text:p>5.080626102602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5" calcext:value-type="float">
            <text:p>25</text:p>
          </table:table-cell>
          <table:table-cell office:value-type="float" office:value="2260" calcext:value-type="float">
            <text:p>2260</text:p>
          </table:table-cell>
          <table:table-cell table:formula="of:=([.E22]-SQRT(1292))/(60*[.D22])" office:value-type="float" office:value="1.48270373232585" calcext:value-type="float">
            <text:p>1.48270373232585</text:p>
          </table:table-cell>
          <table:table-cell table:formula="of:=-10*LOG([.F22]/[.$F$3])/LOG(EXP(1))/[.C22]" office:value-type="float" office:value="12.535697709314" calcext:value-type="float">
            <text:p>12.535697709314</text:p>
          </table:table-cell>
          <table:table-cell table:formula="of:=[.G22]/2.7" office:value-type="float" office:value="4.64285100344962" calcext:value-type="float">
            <text:p>4.6428510034496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258" calcext:value-type="float">
            <text:p>4258</text:p>
          </table:table-cell>
          <table:table-cell table:formula="of:=([.E23]-SQRT(1292))/(60*[.D23])" office:value-type="float" office:value="1.56372429573658" calcext:value-type="float">
            <text:p>1.56372429573658</text:p>
          </table:table-cell>
          <table:table-cell table:formula="of:=-10*LOG([.F23]/[.$F$3])/LOG(EXP(1))/[.C23]" office:value-type="float" office:value="11.4023844372092" calcext:value-type="float">
            <text:p>11.4023844372092</text:p>
          </table:table-cell>
          <table:table-cell table:formula="of:=[.G23]/2.7" office:value-type="float" office:value="4.22310534711451" calcext:value-type="float">
            <text:p>4.22310534711451</text:p>
          </table:table-cell>
          <table:table-cell table:number-columns-repeated="5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7"/>
          <table:table-cell table:formula="of:=AVERAGE([.H4:.H23])" office:value-type="float" office:value="8.58875967425079" calcext:value-type="float">
            <text:p>8.58875967425079</text:p>
          </table:table-cell>
          <table:table-cell table:number-columns-repeated="56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3:06:57.952087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oller, Georg (georg.koller@uni-graz.at)</meta:initial-creator>
    <meta:creation-date>2020-06-29T08:46:23</meta:creation-date>
    <dc:date>2021-06-16T21:35:17.234918099</dc:date>
    <meta:editing-duration>PT12M19S</meta:editing-duration>
    <meta:generator>LibreOffice/6.4.7.2$Linux_X86_64 LibreOffice_project/40$Build-2</meta:generator>
    <meta:editing-cycles>2</meta:editing-cycles>
    <meta:document-statistic meta:table-count="1" meta:cell-count="175" meta:object-count="0"/>
    <meta:user-defined meta:name="AppVersion">16.0300</meta:user-defined>
    <meta:user-defined meta:name="Company">Uni Graz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